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HttpResponseDecorator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ttpResponseDecorator.ClientHttpResponseDecorator( ClientHttpRespons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HttpResponseDecor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